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ProcessInstance.setCorrelatorSelectors( Set &lt; HCorrelatorSelector &gt; selec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ActivityFailure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ExecutionStateCounter( int state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State( shor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ActivityRecov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Sequence( long 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LastAct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Fault( HFaultData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MessageExchanges( Set &lt; HMessageExchange &gt; ex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InstantiatingCorrelator( HCorrelator instantiating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MessageEx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Process( H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CorrelationSets( Collection &lt; HCorrelationSet &gt; c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PreviousState( short previous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Correlation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ExecutionStat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Scopes( Collection &lt; HScope &gt; sco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ActivityFailure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Jacob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Correlator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Events( Collection &lt; HBpelEvent &gt;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InstantiatingCorre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ActivityRecoveries( Collection &lt; HActivityRecovery &gt; activityRecove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JacobState( HLargeData jacob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Activity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getPreviou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HProces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ActivityFailureDateTime( Date 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Instance.setLastActiveTime( Date lastActiv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